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0db0b6" officeooo:paragraph-rsid="010db0b6" fo:background-color="transparent" style:font-size-asian="14pt" style:font-weight-asian="bold" style:font-size-complex="16pt" style:font-weight-complex="bold" loext:padding="0cm" loext:border="none"/>
    </style:style>
    <style:style style:name="P2"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0ed073" officeooo:paragraph-rsid="010ed073" fo:background-color="transparent" style:font-size-asian="14pt" style:font-weight-asian="bold" style:font-size-complex="16pt" style:font-weight-complex="bold" loext:padding="0cm" loext:border="none"/>
    </style:style>
    <style:style style:name="P3"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10c8b6" officeooo:paragraph-rsid="0110c8b6" fo:background-color="transparent" style:font-size-asian="14pt" style:font-weight-asian="bold" style:font-size-complex="16pt" style:font-weight-complex="bold" loext:padding="0cm" loext:border="none"/>
    </style:style>
    <style:style style:name="P4"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12b8fe" officeooo:paragraph-rsid="0112b8fe" fo:background-color="transparent" style:font-size-asian="14pt" style:font-weight-asian="bold" style:font-size-complex="16pt" style:font-weight-complex="bold" loext:padding="0cm" loext:border="none"/>
    </style:style>
    <style:style style:name="P5"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135a0f" officeooo:paragraph-rsid="01135a0f" fo:background-color="transparent" style:font-size-asian="14pt" style:font-weight-asian="bold" style:font-size-complex="16pt" style:font-weight-complex="bold" loext:padding="0cm" loext:border="none"/>
    </style:style>
    <style:style style:name="P6"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14f51a" officeooo:paragraph-rsid="0114f51a" fo:background-color="transparent" style:font-size-asian="14pt" style:font-weight-asian="bold" style:font-size-complex="16pt" style:font-weight-complex="bold" loext:padding="0cm" loext:border="none"/>
    </style:style>
    <style:style style:name="P7"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15c0a7" officeooo:paragraph-rsid="0115c0a7" fo:background-color="transparent" style:font-size-asian="14pt" style:font-weight-asian="bold" style:font-size-complex="16pt" style:font-weight-complex="bold" loext:padding="0cm" loext:border="none"/>
    </style:style>
    <style:style style:name="P8"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164e66" officeooo:paragraph-rsid="01164e66" fo:background-color="transparent" style:font-size-asian="14pt" style:font-weight-asian="bold" style:font-size-complex="16pt" style:font-weight-complex="bold" loext:padding="0cm" loext:border="none"/>
    </style:style>
    <style:style style:name="P9"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17dd9e" officeooo:paragraph-rsid="0117dd9e" fo:background-color="transparent" style:font-size-asian="14pt" style:font-weight-asian="bold" style:font-size-complex="16pt" style:font-weight-complex="bold" loext:padding="0cm" loext:border="none"/>
    </style:style>
    <style:style style:name="P10"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19db32" officeooo:paragraph-rsid="0119db32" fo:background-color="transparent" style:font-size-asian="14pt" style:font-weight-asian="bold" style:font-size-complex="16pt" style:font-weight-complex="bold" loext:padding="0cm" loext:border="none"/>
    </style:style>
    <style:style style:name="P11"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19db32" officeooo:paragraph-rsid="011bd019" fo:background-color="transparent" style:font-size-asian="14pt" style:font-weight-asian="bold" style:font-size-complex="16pt" style:font-weight-complex="bold" loext:padding="0cm" loext:border="none"/>
    </style:style>
    <style:style style:name="P12"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1cfcf7" officeooo:paragraph-rsid="011cfcf7" fo:background-color="transparent" style:font-size-asian="14pt" style:font-weight-asian="bold" style:font-size-complex="16pt" style:font-weight-complex="bold" loext:padding="0cm" loext:border="none"/>
    </style:style>
    <style:style style:name="P13"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1d18d6" officeooo:paragraph-rsid="011d18d6" fo:background-color="transparent" style:font-size-asian="14pt" style:font-weight-asian="bold" style:font-size-complex="16pt" style:font-weight-complex="bold" loext:padding="0cm" loext:border="none"/>
    </style:style>
    <style:style style:name="P14"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1e6cdc" officeooo:paragraph-rsid="011e6cdc" fo:background-color="transparent" style:font-size-asian="14pt" style:font-weight-asian="bold" style:font-size-complex="16pt" style:font-weight-complex="bold" loext:padding="0cm" loext:border="none"/>
    </style:style>
    <style:style style:name="P15"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203269" officeooo:paragraph-rsid="01203269" fo:background-color="transparent" style:font-size-asian="14pt" style:font-weight-asian="bold" style:font-size-complex="16pt" style:font-weight-complex="bold" loext:padding="0cm" loext:border="none"/>
    </style:style>
    <style:style style:name="P16"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21e4c7" officeooo:paragraph-rsid="0121e4c7" fo:background-color="transparent" style:font-size-asian="14pt" style:font-weight-asian="bold" style:font-size-complex="16pt" style:font-weight-complex="bold" loext:padding="0cm" loext:border="none"/>
    </style:style>
    <style:style style:name="P17"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250441" officeooo:paragraph-rsid="01250441" fo:background-color="transparent" style:font-size-asian="14pt" style:font-weight-asian="bold" style:font-size-complex="16pt" style:font-weight-complex="bold" loext:padding="0cm" loext:border="none"/>
    </style:style>
    <style:style style:name="P18"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2680fc" officeooo:paragraph-rsid="012680fc" fo:background-color="transparent" style:font-size-asian="14pt" style:font-weight-asian="bold" style:font-size-complex="16pt" style:font-weight-complex="bold" loext:padding="0cm" loext:border="none"/>
    </style:style>
    <style:style style:name="P19"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27e781" officeooo:paragraph-rsid="0127e781" fo:background-color="transparent" style:font-size-asian="14pt" style:font-weight-asian="bold" style:font-size-complex="16pt" style:font-weight-complex="bold" loext:padding="0cm" loext:border="none"/>
    </style:style>
    <style:style style:name="P20"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29aa13" officeooo:paragraph-rsid="0129aa13" fo:background-color="transparent" style:font-size-asian="14pt" style:font-weight-asian="bold" style:font-size-complex="16pt" style:font-weight-complex="bold" loext:padding="0cm" loext:border="none"/>
    </style:style>
    <style:style style:name="P21"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29fb98" officeooo:paragraph-rsid="0129fb98" fo:background-color="transparent" style:font-size-asian="14pt" style:font-weight-asian="bold" style:font-size-complex="16pt" style:font-weight-complex="bold" loext:padding="0cm" loext:border="none"/>
    </style:style>
    <style:style style:name="P22"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2a5bb8" officeooo:paragraph-rsid="012a5bb8" fo:background-color="transparent" style:font-size-asian="14pt" style:font-weight-asian="bold" style:font-size-complex="16pt" style:font-weight-complex="bold" loext:padding="0cm" loext:border="none"/>
    </style:style>
    <style:style style:name="P23"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2c5866" officeooo:paragraph-rsid="012c5866" fo:background-color="transparent" style:font-size-asian="14pt" style:font-weight-asian="bold" style:font-size-complex="16pt" style:font-weight-complex="bold" loext:padding="0cm" loext:border="none"/>
    </style:style>
    <style:style style:name="P24"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10c8b6" officeooo:paragraph-rsid="0110c8b6" fo:background-color="#fff200" style:font-size-asian="14pt" style:font-weight-asian="bold" style:font-size-complex="16pt" style:font-weight-complex="bold" loext:padding="0cm" loext:border="none"/>
    </style:style>
    <style:style style:name="P25"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12b8fe" officeooo:paragraph-rsid="0112b8fe" fo:background-color="#fff200" style:font-size-asian="14pt" style:font-weight-asian="bold" style:font-size-complex="16pt" style:font-weight-complex="bold" loext:padding="0cm" loext:border="none"/>
    </style:style>
    <style:style style:name="P26"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135a0f" officeooo:paragraph-rsid="01135a0f" fo:background-color="#fff200" style:font-size-asian="14pt" style:font-weight-asian="bold" style:font-size-complex="16pt" style:font-weight-complex="bold" loext:padding="0cm" loext:border="none"/>
    </style:style>
    <style:style style:name="P27"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14f51a" officeooo:paragraph-rsid="0114f51a" fo:background-color="#fff200" style:font-size-asian="14pt" style:font-weight-asian="bold" style:font-size-complex="16pt" style:font-weight-complex="bold" loext:padding="0cm" loext:border="none"/>
    </style:style>
    <style:style style:name="P28"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15c0a7" officeooo:paragraph-rsid="0115c0a7" fo:background-color="#fff200" style:font-size-asian="14pt" style:font-weight-asian="bold" style:font-size-complex="16pt" style:font-weight-complex="bold" loext:padding="0cm" loext:border="none"/>
    </style:style>
    <style:style style:name="P29"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164e66" officeooo:paragraph-rsid="01164e66" fo:background-color="#fff200" style:font-size-asian="14pt" style:font-weight-asian="bold" style:font-size-complex="16pt" style:font-weight-complex="bold" loext:padding="0cm" loext:border="none"/>
    </style:style>
    <style:style style:name="P30"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17dd9e" officeooo:paragraph-rsid="0117dd9e" fo:background-color="#fff200" style:font-size-asian="14pt" style:font-weight-asian="bold" style:font-size-complex="16pt" style:font-weight-complex="bold" loext:padding="0cm" loext:border="none"/>
    </style:style>
    <style:style style:name="P31"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19db32" officeooo:paragraph-rsid="0119db32" fo:background-color="#fff200" style:font-size-asian="14pt" style:font-weight-asian="bold" style:font-size-complex="16pt" style:font-weight-complex="bold" loext:padding="0cm" loext:border="none"/>
    </style:style>
    <style:style style:name="P32"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1cfcf7" officeooo:paragraph-rsid="011cfcf7" fo:background-color="#fff200" style:font-size-asian="14pt" style:font-weight-asian="bold" style:font-size-complex="16pt" style:font-weight-complex="bold" loext:padding="0cm" loext:border="none"/>
    </style:style>
    <style:style style:name="P33"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1d18d6" officeooo:paragraph-rsid="011d18d6" fo:background-color="#fff200" style:font-size-asian="14pt" style:font-weight-asian="bold" style:font-size-complex="16pt" style:font-weight-complex="bold" loext:padding="0cm" loext:border="none"/>
    </style:style>
    <style:style style:name="P34"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21e4c7" officeooo:paragraph-rsid="0121e4c7" fo:background-color="#fff200" style:font-size-asian="14pt" style:font-weight-asian="bold" style:font-size-complex="16pt" style:font-weight-complex="bold" loext:padding="0cm" loext:border="none"/>
    </style:style>
    <style:style style:name="P35"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1e6cdc" officeooo:paragraph-rsid="011e6cdc" fo:background-color="#fff200" style:font-size-asian="14pt" style:font-weight-asian="bold" style:font-size-complex="16pt" style:font-weight-complex="bold" loext:padding="0cm" loext:border="none"/>
    </style:style>
    <style:style style:name="P36"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2680fc" officeooo:paragraph-rsid="012680fc" fo:background-color="#fff200" style:font-size-asian="14pt" style:font-weight-asian="bold" style:font-size-complex="16pt" style:font-weight-complex="bold" loext:padding="0cm" loext:border="none"/>
    </style:style>
    <style:style style:name="P37"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27e781" officeooo:paragraph-rsid="0127e781" fo:background-color="#fff200" style:font-size-asian="14pt" style:font-weight-asian="bold" style:font-size-complex="16pt" style:font-weight-complex="bold" loext:padding="0cm" loext:border="none"/>
    </style:style>
    <style:style style:name="P38" style:family="paragraph" style:parent-style-name="Text_20_body">
      <style:paragraph-properties fo:line-height="115%"/>
      <style:text-properties fo:font-variant="normal" fo:text-transform="none" fo:color="#222222" style:font-name="apple-system" fo:font-size="14pt" fo:letter-spacing="normal" fo:font-style="normal" style:text-underline-style="none" fo:font-weight="bold" officeooo:rsid="010db0b6" officeooo:paragraph-rsid="010db0b6" fo:background-color="transparent" style:font-size-asian="14pt" style:font-weight-asian="bold" style:font-size-complex="14pt" style:font-weight-complex="bold" loext:padding="0cm" loext:border="none"/>
    </style:style>
    <style:style style:name="P39" style:family="paragraph" style:parent-style-name="Text_20_body">
      <style:paragraph-properties fo:line-height="115%"/>
      <style:text-properties fo:font-variant="normal" fo:text-transform="none" fo:color="#222222" style:font-name="apple-system" fo:font-size="14pt" fo:letter-spacing="normal" fo:font-style="normal" style:text-underline-style="none" fo:font-weight="bold" officeooo:rsid="010ed073" officeooo:paragraph-rsid="010ed073" fo:background-color="transparent" style:font-size-asian="14pt" style:font-weight-asian="bold" style:font-size-complex="14pt" style:font-weight-complex="bold" loext:padding="0cm" loext:border="none"/>
    </style:style>
    <style:style style:name="P40"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29fb98" officeooo:paragraph-rsid="0127e781" fo:background-color="transparent" style:font-size-asian="14pt" style:font-weight-asian="bold" style:font-size-complex="16pt" style:font-weight-complex="bold" loext:padding="0cm" loext:border="none"/>
    </style:style>
    <style:style style:name="P41"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2c5866" officeooo:paragraph-rsid="012c5866" fo:background-color="transparent" style:font-size-asian="14pt" style:font-weight-asian="bold" style:font-size-complex="16pt" style:font-weight-complex="bold" loext:padding="0cm" loext:border="none"/>
    </style:style>
    <style:style style:name="P42"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2dab8f" officeooo:paragraph-rsid="012dab8f" fo:background-color="transparent" style:font-size-asian="14pt" style:font-weight-asian="bold" style:font-size-complex="16pt" style:font-weight-complex="bold" loext:padding="0cm" loext:border="none"/>
    </style:style>
    <style:style style:name="P43"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2f9d7f" officeooo:paragraph-rsid="012f9d7f" fo:background-color="transparent" style:font-size-asian="14pt" style:font-weight-asian="bold" style:font-size-complex="16pt" style:font-weight-complex="bold" loext:padding="0cm" loext:border="none"/>
    </style:style>
    <style:style style:name="P44"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2facdc" officeooo:paragraph-rsid="012facdc" fo:background-color="transparent" style:font-size-asian="14pt" style:font-weight-asian="bold" style:font-size-complex="16pt" style:font-weight-complex="bold" loext:padding="0cm" loext:border="none"/>
    </style:style>
    <style:style style:name="P45"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2f9d7f" officeooo:paragraph-rsid="012f9d7f" fo:background-color="#fff200" style:font-size-asian="14pt" style:font-weight-asian="bold" style:font-size-complex="16pt" style:font-weight-complex="bold" loext:padding="0cm" loext:border="none"/>
    </style:style>
    <style:style style:name="P46"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2facdc" officeooo:paragraph-rsid="012facdc" fo:background-color="#fff200" style:font-size-asian="14pt" style:font-weight-asian="bold" style:font-size-complex="16pt" style:font-weight-complex="bold" loext:padding="0cm" loext:border="none"/>
    </style:style>
    <style:style style:name="T1" style:family="text">
      <style:text-properties officeooo:rsid="0117dd9e"/>
    </style:style>
    <style:style style:name="T2" style:family="text">
      <style:text-properties officeooo:rsid="011bd019"/>
    </style:style>
    <style:style style:name="T3" style:family="text">
      <style:text-properties fo:background-color="#fff200" loext:char-shading-value="0"/>
    </style:style>
    <style:style style:name="T4" style:family="text">
      <style:text-properties officeooo:rsid="0110c8b6" fo:background-color="#fff200" loext:char-shading-value="0"/>
    </style:style>
    <style:style style:name="T5" style:family="text">
      <style:text-properties officeooo:rsid="0112b8fe" fo:background-color="#fff200" loext:char-shading-value="0"/>
    </style:style>
    <style:style style:name="T6" style:family="text">
      <style:text-properties officeooo:rsid="0115c0a7" fo:background-color="#fff200" loext:char-shading-value="0"/>
    </style:style>
    <style:style style:name="T7" style:family="text">
      <style:text-properties officeooo:rsid="01164e66" fo:background-color="#fff200" loext:char-shading-value="0"/>
    </style:style>
    <style:style style:name="T8" style:family="text">
      <style:text-properties officeooo:rsid="0119db32" fo:background-color="#fff200" loext:char-shading-value="0"/>
    </style:style>
    <style:style style:name="T9" style:family="text">
      <style:text-properties officeooo:rsid="011bd019" fo:background-color="#fff200" loext:char-shading-value="0"/>
    </style:style>
    <style:style style:name="T10" style:family="text">
      <style:text-properties officeooo:rsid="011d18d6" fo:background-color="#fff200" loext:char-shading-value="0"/>
    </style:style>
    <style:style style:name="T11" style:family="text">
      <style:text-properties officeooo:rsid="0127e781" fo:background-color="#fff200" loext:char-shading-value="0"/>
    </style:style>
    <style:style style:name="T12" style:family="text">
      <style:text-properties fo:background-color="#fff200" loext:char-shading-value="0"/>
    </style:style>
    <style:style style:name="T13" style:family="text">
      <style:text-properties officeooo:rsid="011dadea"/>
    </style:style>
    <style:style style:name="T14" style:family="text">
      <style:text-properties officeooo:rsid="011e6cdc"/>
    </style:style>
    <style:style style:name="T15" style:family="text">
      <style:text-properties officeooo:rsid="0123d796"/>
    </style:style>
    <style:style style:name="T16" style:family="text">
      <style:text-properties officeooo:rsid="012768ac"/>
    </style:style>
    <style:style style:name="T17" style:family="text">
      <style:text-properties officeooo:rsid="0127e781"/>
    </style:style>
    <style:style style:name="T18" style:family="text">
      <style:text-properties officeooo:rsid="0129fb98"/>
    </style:style>
    <style:style style:name="T19" style:family="text">
      <style:text-properties officeooo:rsid="012dab8f"/>
    </style:style>
    <style:style style:name="T20" style:family="text">
      <style:text-properties officeooo:rsid="0130bde8"/>
    </style:style>
    <style:style style:name="T21" style:family="text">
      <style:text-properties officeooo:rsid="0132d7d2"/>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Врезка2" text:anchor-type="page" text:anchor-page-number="1" svg:x="0.159cm" svg:y="0.212cm" svg:width="0.45cm" draw:z-index="0">
        <draw:text-box fo:min-height="0.45cm">
          <text:p text:style-name="Text_20_body"/>
        </draw:text-box>
      </draw:frame>
      <text:p text:style-name="P38"><text:tab/><text:tab/><text:tab/><text:span text:style-name="T3">Aspect-Oriented Programming</text:span></text:p>
      <text:p text:style-name="P38"/>
      <text:p text:style-name="P38"/>
      <text:p text:style-name="P39">We have a Code for DAO:</text:p>
      <text:p text:style-name="P39"/>
      <text:p text:style-name="P39">public void addAccount(Account theAccount, String userId)</text:p>
      <text:p text:style-name="P39"><text:s/>{<text:tab/></text:p>
      <text:p text:style-name="P39"><text:tab/>// add code for logging</text:p>
      <text:p text:style-name="P39"><text:tab/>// add code for security check</text:p>
      <text:p text:style-name="P39"><text:tab/></text:p>
      <text:p text:style-name="P39"><text:tab/>Session currentSession = session.getCurrrentSession();</text:p>
      <text:p text:style-name="P39"><text:tab/>currentSession.save(theAccount);</text:p>
      <text:p text:style-name="P39">}</text:p>
      <text:p text:style-name="P1"/>
      <text:p text:style-name="P2">- Now,we need add logging to our DAO method,</text:p>
      <text:p text:style-name="P2"><text:s/>and then add it to all layers</text:p>
      <text:p text:style-name="P2">- Need to add secutity code, to make sure that user is authorized before running DAO method</text:p>
      <text:p text:style-name="P2"/>
      <text:p text:style-name="P2"/>
      <text:p text:style-name="P24">1) Programming technique based on concep<text:span text:style-name="T13">t</text:span> of an Aspect</text:p>
      <text:p text:style-name="P24"/>
      <text:p text:style-name="P24">2) Aspect encapsulates cross-cutting logic</text:p>
      <text:p text:style-name="P1"/>
      <text:p text:style-name="P1"/>
      <text:p text:style-name="P1"/>
      <text:p text:style-name="P1"><text:soft-page-break/><text:tab/><text:tab/><text:tab/><text:tab/><text:span text:style-name="T4">ASPECTS</text:span></text:p>
      <text:p text:style-name="P1"/>
      <text:p text:style-name="P24">1) Aspect an be reused at multiple locations</text:p>
      <text:p text:style-name="P3"/>
      <text:p text:style-name="P24">2) Same aspect/class … appied based on configuration</text:p>
      <text:p text:style-name="P3"/>
      <text:p text:style-name="P3"/>
      <text:p text:style-name="P3"><text:tab/><text:tab/><text:tab/><text:span text:style-name="T5">BENEFITS OF AOP</text:span></text:p>
      <text:p text:style-name="P3"/>
      <text:p text:style-name="P25">- Code for Aspect is defined in a single class</text:p>
      <text:p text:style-name="P4"/>
      <text:p text:style-name="P25">- Much better then being scattered everywhere</text:p>
      <text:p text:style-name="P4"/>
      <text:p text:style-name="P25">- Promotes code reuse and easier to change</text:p>
      <text:p text:style-name="P4"/>
      <text:p text:style-name="P5">Configurable:</text:p>
      <text:p text:style-name="P26">- Based on configuration, apply Aspects selectively to different parts of app</text:p>
      <text:p text:style-name="P26"/>
      <text:p text:style-name="P5"/>
      <text:p text:style-name="P5"/>
      <text:p text:style-name="P5"/>
      <text:p text:style-name="P5"/>
      <text:p text:style-name="P5"/>
      <text:p text:style-name="P5"/>
      <text:p text:style-name="P27"><text:soft-page-break/>ADDITIONAL AOP USES CASES:</text:p>
      <text:p text:style-name="P6"/>
      <text:p text:style-name="P6">1) Most common:</text:p>
      <text:p text:style-name="P6"/>
      <text:p text:style-name="P6"><text:tab/>- <text:span text:style-name="T3">loging,secutity,transactions</text:span></text:p>
      <text:p text:style-name="P6"/>
      <text:p text:style-name="P6">2) Audit logging:</text:p>
      <text:p text:style-name="P6"/>
      <text:p text:style-name="P6"><text:tab/> -who, whar, when, where</text:p>
      <text:p text:style-name="P6"/>
      <text:p text:style-name="P6">3) Exception handling:</text:p>
      <text:p text:style-name="P6"/>
      <text:p text:style-name="P6">- log exception and notify DevOps team via SMS/email</text:p>
      <text:p text:style-name="P6"/>
      <text:p text:style-name="P6">4) API management:</text:p>
      <text:p text:style-name="P6"/>
      <text:p text:style-name="P6">- how many times has a method been called user</text:p>
      <text:p text:style-name="P6"/>
      <text:p text:style-name="P6">- analytics: what are peaks times? Wat is average load? Who is top user</text:p>
      <text:p text:style-name="P6"/>
      <text:p text:style-name="P6"/>
      <text:p text:style-name="P6"/>
      <text:p text:style-name="P6"/>
      <text:p text:style-name="P6"/>
      <text:p text:style-name="P6"><text:soft-page-break/><text:tab/><text:tab/><text:tab/><text:tab/><text:span text:style-name="T6">AOP TERMINOLOGY</text:span></text:p>
      <text:p text:style-name="P6"/>
      <text:p text:style-name="P28">1) ASPECT</text:p>
      <text:p text:style-name="P7">- module of code for a cross-cutting concern(loggin, security)</text:p>
      <text:p text:style-name="P7"/>
      <text:p text:style-name="P28">2) ADVICE</text:p>
      <text:p text:style-name="P7">- What action is taken and when it should be applied</text:p>
      <text:p text:style-name="P7"/>
      <text:p text:style-name="P28">3) JOIN POINT</text:p>
      <text:p text:style-name="P7">-When <text:s/>to apply code <text:s/>durung program execution</text:p>
      <text:p text:style-name="P7"/>
      <text:p text:style-name="P28">4) POINTCUT</text:p>
      <text:p text:style-name="P7">-A pridicate expression for where advice should be applied</text:p>
      <text:p text:style-name="P6"/>
      <text:p text:style-name="P6"/>
      <text:p text:style-name="P6"><text:tab/><text:tab/><text:tab/><text:tab/><text:span text:style-name="T7">ADVICE TYPE</text:span><text:tab/></text:p>
      <text:p text:style-name="P6"/>
      <text:p text:style-name="P29">1) BEFORE ADVICE</text:p>
      <text:p text:style-name="P8">- run before the metho<text:span text:style-name="T1">d</text:span></text:p>
      <text:p text:style-name="P8"/>
      <text:p text:style-name="P30">2) AFTER FINALLY ADVICE</text:p>
      <text:p text:style-name="P9">- run after the method(finally)</text:p>
      <text:p text:style-name="P9"/>
      <text:p text:style-name="P9"/>
      <text:p text:style-name="P30"><text:soft-page-break/>3) AFTER RETURNING ADVICE</text:p>
      <text:p text:style-name="P9">-run after the method (success execution)</text:p>
      <text:p text:style-name="P9"/>
      <text:p text:style-name="P30">4) AFTER THROWING ADVICE</text:p>
      <text:p text:style-name="P9">- run after method(if exception thrown)</text:p>
      <text:p text:style-name="P9"/>
      <text:p text:style-name="P30">5) AROUND ADVICE</text:p>
      <text:p text:style-name="P9">- run before and after method</text:p>
      <text:p text:style-name="P9"/>
      <text:p text:style-name="P9"/>
      <text:p text:style-name="P9"><text:tab/><text:tab/><text:tab/><text:tab/><text:span text:style-name="T8">WEAVING</text:span></text:p>
      <text:p text:style-name="P9"/>
      <text:p text:style-name="P10">- Connecting aspects to target object to create an advised object</text:p>
      <text:p text:style-name="P10"/>
      <text:p text:style-name="P10">- Different types of weaving</text:p>
      <text:p text:style-name="P10"><text:tab/><text:span text:style-name="T3">- compie time<text:tab/></text:span></text:p>
      <text:p text:style-name="P31"><text:tab/>- load time</text:p>
      <text:p text:style-name="P31"><text:tab/>- run-time</text:p>
      <text:p text:style-name="P10"/>
      <text:p text:style-name="P10">- Regarding performance: run-time weaving is the slowest</text:p>
      <text:p text:style-name="P10"/>
      <text:p text:style-name="P10"/>
      <text:p text:style-name="P10"/>
      <text:p text:style-name="P10"/>
      <text:p text:style-name="P10"><text:soft-page-break/><text:tab/><text:tab/><text:tab/><text:tab/><text:span text:style-name="T3">AOP FRAMEWORKS</text:span></text:p>
      <text:p text:style-name="P10"/>
      <text:p text:style-name="P10">- Two leadig AOP Frameworks for Java</text:p>
      <text:p text:style-name="P10"/>
      <text:p text:style-name="P31">1) Spring AOP</text:p>
      <text:p text:style-name="P10"/>
      <text:p text:style-name="P31">2) AspectJ</text:p>
      <text:p text:style-name="P10"/>
      <text:p text:style-name="P10"/>
      <text:p text:style-name="P10"><text:tab/><text:tab/><text:tab/><text:tab/><text:span text:style-name="T3">SPRING AOP SUPPORT</text:span></text:p>
      <text:p text:style-name="P10"/>
      <text:p text:style-name="P10">- Spring provides AOP support</text:p>
      <text:p text:style-name="P10">- Key component of Spring</text:p>
      <text:p text:style-name="P10"><text:tab/>- Security, transactons, caching etc</text:p>
      <text:p text:style-name="P10">- Uses run-time weaving of aspects</text:p>
      <text:p text:style-name="P10"><text:tab/></text:p>
      <text:p text:style-name="P10">=&gt; Spring makes use of Proxy pattern to advice an object, so the main application will talk to a proxy all the aspects are processed and it makes it into the actual target object</text:p>
      <text:p text:style-name="P10"/>
      <text:p text:style-name="P10"><text:tab/><text:tab/><text:tab/></text:p>
      <text:p text:style-name="P11"><text:tab/><text:tab/><text:tab/><text:tab/></text:p>
      <text:p text:style-name="P11"/>
      <text:p text:style-name="P11"/>
      <text:p text:style-name="P11"/>
      <text:p text:style-name="P11"><text:soft-page-break/><text:span text:style-name="T2"><text:tab/><text:tab/><text:tab/><text:tab/></text:span><text:span text:style-name="T9"><text:tab/>ASPECTJ</text:span></text:p>
      <text:p text:style-name="P10"/>
      <text:p text:style-name="P10">- <text:span text:style-name="T2">Provides complete support for AOP</text:span></text:p>
      <text:p text:style-name="P10">- <text:span text:style-name="T2">Rich support for</text:span></text:p>
      <text:p text:style-name="P31">- <text:span text:style-name="T2">jointpoints: <text:s/>method level, constructor,field</text:span></text:p>
      <text:p text:style-name="P31">- <text:span text:style-name="T2">code weaving: compile time,post compile-time and load-time</text:span></text:p>
      <text:p text:style-name="P10"/>
      <text:p text:style-name="P10"/>
      <text:p text:style-name="P10"/>
      <text:p text:style-name="P12"><text:tab/><text:tab/><text:tab/><text:span text:style-name="T3">SPRING AOP COMPARSION</text:span></text:p>
      <text:p text:style-name="P32"/>
      <text:p text:style-name="P32">Advantages:</text:p>
      <text:p text:style-name="P12"/>
      <text:p text:style-name="P12">- Simpler to use thean AspectJ</text:p>
      <text:p text:style-name="P12">- Uses Proxy pattern</text:p>
      <text:p text:style-name="P12">- Can migrate to AspectJ when using @Aspect annotation</text:p>
      <text:p text:style-name="P10"/>
      <text:p text:style-name="P32">Disadvanteges:</text:p>
      <text:p text:style-name="P12">- Only suports method-level joinpoint</text:p>
      <text:p text:style-name="P12">-Can only aspects to beans created by Spring app context</text:p>
      <text:p text:style-name="P12"/>
      <text:p text:style-name="P12">- Minor performance cost for aspect execution (run-time weaving)</text:p>
      <text:p text:style-name="P12"><text:soft-page-break/><text:tab/><text:tab/><text:tab/><text:tab/><text:span text:style-name="T10">ASPECTJ COMPARSION</text:span></text:p>
      <text:p text:style-name="P12"/>
      <text:p text:style-name="P33">ADVANTAGES:</text:p>
      <text:p text:style-name="P13"/>
      <text:p text:style-name="P13">- Support all join points</text:p>
      <text:p text:style-name="P13"/>
      <text:p text:style-name="P13">- Works with any POJO, not just beans from app context</text:p>
      <text:p text:style-name="P13"/>
      <text:p text:style-name="P13">- Faster performance compared to Srping AOP</text:p>
      <text:p text:style-name="P13"/>
      <text:p text:style-name="P13">- Complete AOP support</text:p>
      <text:p text:style-name="P13"/>
      <text:p text:style-name="P33">DISADVANTAGES:</text:p>
      <text:p text:style-name="P13"/>
      <text:p text:style-name="P13">- Compile-time weaving requires extra compilation step</text:p>
      <text:p text:style-name="P13"/>
      <text:p text:style-name="P13">- AspectJ pointcut syntax can become complex</text:p>
      <text:p text:style-name="P13"/>
      <text:p text:style-name="P13"/>
      <text:p text:style-name="P13"><text:tab/><text:tab/><text:tab/><text:tab/></text:p>
      <text:p text:style-name="P13"/>
      <text:p text:style-name="P13"/>
      <text:p text:style-name="P13"/>
      <text:p text:style-name="P13"/>
      <text:p text:style-name="P33"><text:soft-page-break/><text:tab/><text:tab/><text:tab/><text:tab/><text:span text:style-name="T14">BEFORE ADVICE</text:span></text:p>
      <text:p text:style-name="P13"/>
      <text:p text:style-name="P13">- <text:span text:style-name="T14">Run custom code BEFORE the Target Object method call</text:span></text:p>
      <text:p text:style-name="P13"/>
      <text:p text:style-name="P35">@BeforeAdvice — Use Cases:</text:p>
      <text:p text:style-name="P14"/>
      <text:p text:style-name="P14">most common — logging, secutity, transations</text:p>
      <text:p text:style-name="P14"/>
      <text:p text:style-name="P35">@Transactional — uses AOP behind the scenes</text:p>
      <text:p text:style-name="P35">- begin/commit transactions</text:p>
      <text:p text:style-name="P14"/>
      <text:p text:style-name="P14"/>
      <text:p text:style-name="P15"><text:tab/><text:span text:style-name="T3">DEVELOPMENT PROCESS - @Before</text:span></text:p>
      <text:p text:style-name="P15"/>
      <text:p text:style-name="P15">1) Create target object: AccountDAO</text:p>
      <text:p text:style-name="P15"/>
      <text:p text:style-name="P15">2) Create Spring <text:s/>JavaConfig class</text:p>
      <text:p text:style-name="P15"/>
      <text:p text:style-name="P15">3) Create main application</text:p>
      <text:p text:style-name="P15"/>
      <text:p text:style-name="P15">4) Crete an Aspect with @Before advice</text:p>
      <text:p text:style-name="P15"/>
      <text:p text:style-name="P15"/>
      <text:p text:style-name="P15"/>
      <text:p text:style-name="P15"/>
      <text:p text:style-name="P16"><text:soft-page-break/>AccountDAO:</text:p>
      <text:p text:style-name="P16"/>
      <text:p text:style-name="P16">@Component</text:p>
      <text:p text:style-name="P16">public class AccountDAO {</text:p>
      <text:p text:style-name="P16"><text:tab/>public void addAccount() {</text:p>
      <text:p text:style-name="P16"><text:tab/>System.out.println(„Doing my db work — adding <text:tab/>account“)</text:p>
      <text:p text:style-name="P16">}</text:p>
      <text:p text:style-name="P16">}</text:p>
      <text:p text:style-name="P16"/>
      <text:p text:style-name="P16"/>
      <text:p text:style-name="P16">Config class:</text:p>
      <text:p text:style-name="P16"/>
      <text:p text:style-name="P16">@Configuration</text:p>
      <text:p text:style-name="P34">@EnableAspectJAutoProxy</text:p>
      <text:p text:style-name="P16">@ComponentScan(„com.luv2codedemo“)</text:p>
      <text:p text:style-name="P16">public class DemoConfig() {</text:p>
      <text:p text:style-name="P16">}</text:p>
      <text:p text:style-name="P16"/>
      <text:p text:style-name="P16"/>
      <text:p text:style-name="P16"/>
      <text:p text:style-name="P16"/>
      <text:p text:style-name="P16"/>
      <text:p text:style-name="P16"/>
      <text:p text:style-name="P16"/>
      <text:p text:style-name="P16"/>
      <text:p text:style-name="P34"><text:soft-page-break/>Create an Aspect with @Before advice:</text:p>
      <text:p text:style-name="P16"/>
      <text:p text:style-name="P34">@Aspect</text:p>
      <text:p text:style-name="P16">@Component</text:p>
      <text:p text:style-name="P16">public class MyDemoLoggingAspect {</text:p>
      <text:p text:style-name="P16"><text:tab/><text:tab/><text:tab/><text:tab/><text:tab/><text:tab/></text:p>
      <text:p text:style-name="P16"><text:tab/><text:tab/><text:tab/>//pointcut expression</text:p>
      <text:p text:style-name="P34">@Before(«execution(public void addAccount())»)</text:p>
      <text:p text:style-name="P16">public void beforeAddAccount() {</text:p>
      <text:p text:style-name="P16"><text:tab/>…</text:p>
      <text:p text:style-name="P16"><text:tab/>//<text:span text:style-name="T15">custom code — loggin,security, etc</text:span></text:p>
      <text:p text:style-name="P16">}</text:p>
      <text:p text:style-name="P16"/>
      <text:p text:style-name="P17">Aspects working like a spy in the networ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8"><text:soft-page-break/><text:tab/><text:tab/><text:span text:style-name="T3">POINTCUT EXPRESSION LANGUAGE</text:span></text:p>
      <text:p text:style-name="P18"/>
      <text:p text:style-name="P18">- Spring AOP uses ApectJ“s pointcut expression language</text:p>
      <text:p text:style-name="P18"/>
      <text:p text:style-name="P18">- We“ll start with execution poincuts</text:p>
      <text:p text:style-name="P18"/>
      <text:p text:style-name="P18">- Applies to execution of methods</text:p>
      <text:p text:style-name="P18"/>
      <text:p text:style-name="P36">execution(modifiers-patterns? Return-type pattern declaring-type-pattern? method-name-patter(param pattern) throws-pattern?)</text:p>
      <text:p text:style-name="P18"/>
      <text:p text:style-name="P18">- <text:span text:style-name="T16">the pattern is optional if it has «?»</text:span></text:p>
      <text:p text:style-name="P18">- <text:span text:style-name="T17">Pattens can use </text:span><text:span text:style-name="T11">WildCards: *</text:span><text:span text:style-name="T17"> (matches on everything)</text:span></text:p>
      <text:p text:style-name="P18"/>
      <text:p text:style-name="P18"/>
      <text:p text:style-name="P18"/>
      <text:p text:style-name="P18"/>
      <text:p text:style-name="P18"/>
      <text:p text:style-name="P18"/>
      <text:p text:style-name="P18"/>
      <text:p text:style-name="P18"/>
      <text:p text:style-name="P18"/>
      <text:p text:style-name="P18"/>
      <text:p text:style-name="P37"><text:soft-page-break/>POINTCUT EXPRESSION LANGUAGE EXAMPLES:</text:p>
      <text:p text:style-name="P19"/>
      <text:p text:style-name="P19">Match on method names:</text:p>
      <text:p text:style-name="P19"/>
      <text:p text:style-name="P19"><text:span text:style-name="T18">1) </text:span>Match only addAccount() method in AccountDAO class:</text:p>
      <text:p text:style-name="P19"/>
      <text:p text:style-name="P19">@Before («execution(public void com.marfall.springaop.AccountDAO.addAcount())»)</text:p>
      <text:p text:style-name="P19"/>
      <text:p text:style-name="P40">2 )Match any addAccount() method in any class</text:p>
      <text:p text:style-name="P19"/>
      <text:p text:style-name="P20">@Before(«execution(public void addAccount())»)</text:p>
      <text:p text:style-name="P20"/>
      <text:p text:style-name="P21">3) Match methods starting with add in any class:</text:p>
      <text:p text:style-name="P21"/>
      <text:p text:style-name="P21">@Before(«execution(public void add*())»)</text:p>
      <text:p text:style-name="P21"/>
      <text:p text:style-name="P21">4) Match methods starting with processCreditCards in any class:</text:p>
      <text:p text:style-name="P21"/>
      <text:p text:style-name="P21">@Before(«execution(public VerificationResult processCreditCard*())»)</text:p>
      <text:p text:style-name="P21"/>
      <text:p text:style-name="P22"/>
      <text:p text:style-name="P22"/>
      <text:p text:style-name="P22"><text:soft-page-break/>5) Use WildCards on modiier and return type:</text:p>
      <text:p text:style-name="P22"/>
      <text:p text:style-name="P22">@Before(«execution(* * <text:s/>processCreditCard())»)</text:p>
      <text:p text:style-name="P22"/>
      <text:p text:style-name="P22"/>
      <text:p text:style-name="P22">6) Modifier is optional — so you can don“t have to list it</text:p>
      <text:p text:style-name="P22"/>
      <text:p text:style-name="P22">@Before(«execution(* processCreditCard*())»)</text:p>
      <text:p text:style-name="P22"/>
      <text:p text:style-name="P22"/>
      <text:p text:style-name="P23"><text:tab/><text:tab/><text:span text:style-name="T12">MATCH ON PARAMETERS</text:span></text:p>
      <text:p text:style-name="P23"/>
      <text:p text:style-name="P23">1) For param-patter<text:span text:style-name="T19">n:</text:span></text:p>
      <text:p text:style-name="P23"/>
      <text:p text:style-name="P42">() - matches a method with no arguments</text:p>
      <text:p text:style-name="P42"/>
      <text:p text:style-name="P42">(*) - matches a method with one argument of any type</text:p>
      <text:p text:style-name="P42"/>
      <text:p text:style-name="P42">(..) - matches a method with 0 or more arguments of any type</text:p>
      <text:p text:style-name="P42"/>
      <text:p text:style-name="P42"/>
      <text:p text:style-name="P42"/>
      <text:p text:style-name="P42"/>
      <text:p text:style-name="P43"><text:soft-page-break/><text:tab/><text:tab/><text:span text:style-name="T12">POINTCUT EXPRESSION EXAMPLES</text:span></text:p>
      <text:p text:style-name="P43"/>
      <text:p text:style-name="P43">1) Match addAccount methods with no arguments:</text:p>
      <text:p text:style-name="P43"/>
      <text:p text:style-name="P45">@Before(«execution(* addAccount)()»)</text:p>
      <text:p text:style-name="P43"/>
      <text:p text:style-name="P43">2) Match addAccount method that have Account param:</text:p>
      <text:p text:style-name="P43"/>
      <text:p text:style-name="P45">@Before(«execution(* addAccount(com.luvtocode.appdemo.Account))»)</text:p>
      <text:p text:style-name="P43"/>
      <text:p text:style-name="P44">3) Math addAccount methods with any number of arguments</text:p>
      <text:p text:style-name="P44"/>
      <text:p text:style-name="P46">@Before(«execution(* addAccount(..))»)</text:p>
      <text:p text:style-name="P44"/>
      <text:p text:style-name="P44"/>
      <text:p text:style-name="P44"><text:tab/><text:tab/><text:tab/>MATCHING ON PACKAGE</text:p>
      <text:p text:style-name="P44"/>
      <text:p text:style-name="P44">1) Match any method in our DAO package:</text:p>
      <text:p text:style-name="P44"/>
      <text:p text:style-name="P46">@Before(«execution(* com.aopdemo.dao.*.*(..))»)</text:p>
      <text:p text:style-name="P43"/>
      <text:p text:style-name="P43">- <text:span text:style-name="T20">any class,any method and any param</text:span></text:p>
      <text:p text:style-name="P43">- <text:span text:style-name="T21">we must use fully qualified class name!</text:span></text:p>
      <text:p text:style-name="P43"><text:soft-page-break/></text:p>
      <text:p text:style-name="P43"/>
      <text:p text:style-name="P43"/>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03T19:42:42.507709695</dc:date>
    <meta:editing-duration>P2DT17H25M49S</meta:editing-duration>
    <meta:editing-cycles>170</meta:editing-cycles>
    <meta:generator>LibreOffice/6.0.7.3$Linux_X86_64 LibreOffice_project/00m0$Build-3</meta:generator>
    <meta:document-statistic meta:table-count="0" meta:image-count="0" meta:object-count="0" meta:page-count="16" meta:paragraph-count="172" meta:word-count="853" meta:character-count="5796" meta:non-whitespace-character-count="4999"/>
  </office:meta>
</office:document-meta>
</file>